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861in" fo:margin-left="0.0007in" fo:margin-top="0in" fo:margin-bottom="0in" table:align="left" style:writing-mode="page"/>
    </style:style>
    <style:style style:name="Table1.A" style:family="table-column">
      <style:table-column-properties style:column-width="1.7715in"/>
    </style:style>
    <style:style style:name="Table1.D" style:family="table-column">
      <style:table-column-properties style:column-width="1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1f3864" fo:padding-left="0.0833in" fo:padding-right="0.0833in" fo:padding-top="0.0486in" fo:padding-bottom="0.0486in" fo:border="0.1pt solid #555555">
        <style:background-image/>
      </style:table-cell-properties>
    </style:style>
    <style:style style:name="Table1.B2" style:family="table-cell">
      <style:table-cell-properties style:vertical-align="" fo:background-color="#ffffff" fo:padding-left="0.0833in" fo:padding-right="0.0833in" fo:padding-top="0.0556in" fo:padding-bottom="0.0556in" fo:border="0.1pt solid #aaaaaa">
        <style:background-image/>
      </style:table-cell-properties>
    </style:style>
    <style:style style:name="Table1.A8" style:family="table-cell">
      <style:table-cell-properties style:vertical-align="middle" fo:background-color="#2e75b6" fo:padding-left="0.0833in" fo:padding-right="0.0833in" fo:padding-top="0.0486in" fo:padding-bottom="0.0486in" fo:border="0.1pt solid #555555">
        <style:background-image/>
      </style:table-cell-properties>
    </style:style>
    <style:style style:name="Table1.A9" style:family="table-cell">
      <style:table-cell-properties style:vertical-align="" fo:background-color="#deeaf1" fo:padding-left="0.0833in" fo:padding-right="0.0833in" fo:padding-top="0.0556in" fo:padding-bottom="0.0556in" fo:border="0.1pt solid #aaaaaa">
        <style:background-image/>
      </style:table-cell-properties>
    </style:style>
    <style:style style:name="P1" style:family="paragraph" style:parent-style-name="List_20_Paragraph" style:list-style-name="WWNum2">
      <style:paragraph-properties fo:margin-top="0.0138in" fo:margin-bottom="0.0138in" style:contextual-spacing="false"/>
    </style:style>
    <style:style style:name="P2" style:family="paragraph" style:parent-style-name="Standard">
      <style:paragraph-properties fo:margin-top="0.0346in" fo:margin-bottom="0.0346in" style:contextual-spacing="false" fo:text-align="center" style:justify-single-word="false"/>
    </style:style>
    <style:style style:name="P3" style:family="paragraph" style:parent-style-name="Standard">
      <style:paragraph-properties fo:margin-top="0.028in" fo:margin-bottom="0.028in" style:contextual-spacing="false" fo:text-align="start" style:justify-single-word="false"/>
    </style:style>
    <style:style style:name="T1" style:family="text"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loext:opacity="100%"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ICLO FORMATIVO</text:span></text:p>
          </table:table-cell>
          <table:table-cell table:style-name="Table1.B2" office:value-type="string">
            <text:p text:style-name="P3"><text:span text:style-name="T2">Técnico en Sistemas Microinformáticos y Redes (SMR) – CFGM</text:span></text:p>
          </table:table-cell>
          <table:table-cell table:style-name="Table1.A1" office:value-type="string">
            <text:p text:style-name="P2"><text:span text:style-name="T1">CURSO</text:span></text:p>
          </table:table-cell>
          <table:table-cell table:style-name="Table1.B2" office:value-type="string">
            <text:p text:style-name="P3"><text:span text:style-name="T2">1.º curs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ÍTULO</text:span></text:p>
          </table:table-cell>
          <table:table-cell table:style-name="Table1.B2" table:number-columns-spanned="3" office:value-type="string">
            <text:p text:style-name="P3"><text:span text:style-name="T2">Aplicaciones Ofimática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CÓDIGO UP</text:span></text:p>
          </table:table-cell>
          <table:table-cell table:style-name="Table1.B2" office:value-type="string">
            <text:p text:style-name="P3"><text:span text:style-name="T2">UP06</text:span></text:p>
          </table:table-cell>
          <table:table-cell table:style-name="Table1.A1" office:value-type="string">
            <text:p text:style-name="P2"><text:span text:style-name="T1">MÓDULO</text:span></text:p>
          </table:table-cell>
          <table:table-cell table:style-name="Table1.B2" office:value-type="string">
            <text:p text:style-name="P3"><text:span text:style-name="T2">0223 – Aplicaciones Ofimática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DESCRIPCIÓN</text:span></text:p>
          </table:table-cell>
          <table:table-cell table:style-name="Table1.B2" table:number-columns-spanned="3" office:value-type="string">
            <text:p text:style-name="P3"><text:span text:style-name="T2">Introducción a las bases de datos ofimáticas. Conceptos de base de datos relacional. Creación y gestión de bases de datos en Microsoft Access / LibreOffice Base. Diseño de tablas: tipos de campo, propiedades y clave principal. Establecimiento de relaciones entre tablas. Inserción, modificación y eliminación de registros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ORAS</text:span></text:p>
          </table:table-cell>
          <table:table-cell table:style-name="Table1.B2" office:value-type="string">
            <text:p text:style-name="P3"><text:span text:style-name="T2">16</text:span></text:p>
          </table:table-cell>
          <table:table-cell table:style-name="Table1.A1" office:value-type="string">
            <text:p text:style-name="P2"><text:span text:style-name="T1">TEMPORALIZACIÓN</text:span></text:p>
          </table:table-cell>
          <table:table-cell table:style-name="Table1.B2" office:value-type="string">
            <text:p text:style-name="P3"><text:span text:style-name="T2">2.º trimestre – semanas 18-2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CCF</text:span></text:p>
          </table:table-cell>
          <table:table-cell table:style-name="Table1.B2" table:number-columns-spanned="3" office:value-type="string">
            <text:p text:style-name="P3"><text:span text:style-name="T2">Marco normativo aplicable (curso 2025-26, Comunitat Valenciana):</text:span></text:p>
            <text:p text:style-name="P3"><text:span text:style-name="T2">· LO 3/2022, de 31 de marzo (LOIFP)</text:span></text:p>
            <text:p text:style-name="P3"><text:span text:style-name="T2">· RD 659/2023, de 18 de julio</text:span></text:p>
            <text:p text:style-name="P3"><text:span text:style-name="T2">· RD 1691/2007, de 14 de diciembre (título SMR y enseñanzas mínimas)</text:span></text:p>
            <text:p text:style-name="P3"><text:span text:style-name="T2">· RD 499/2024, de 21 de mayo (modificación RD 1691/2007)</text:span></text:p>
            <text:p text:style-name="P3"><text:span text:style-name="T2">· Orden de 29 de julio de 2009, Conselleria d'Educació CV (currículo SMR-CV)</text:span></text:p>
            <text:p text:style-name="P3"><text:span text:style-name="T2">· Decreto 114/2025, de 29 de julio, del Consell (DOGV 04.08.2025)</text:span></text:p>
            <text:p text:style-name="P3"><text:span text:style-name="T2">· Resolución de 17 de julio de 2025 (instrucciones 2025-26 GVA)</text:span></text:p>
            <text:p text:style-name="P3"><text:span text:style-name="T2">· Orden 8/2025, de 22 de abril (evaluación FP Comunitat Valenciana)</text:span></text:p>
            <text:p text:style-name="P3"><text:span text:style-name="T2">Unidades de competencia: UC0221_2 · UC0222_2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RESULTADOS DE APRENDIZAJE (RA)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RITERIOS DE EVALUACIÓN (CE)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3"><text:span text:style-name="T2">RA4 – Elabora documentos con bases de datos ofimáticas describiendo y aplicando operaciones de manipulación de datos.</text:span></text:p>
          </table:table-cell>
          <table:covered-table-cell/>
          <table:table-cell table:style-name="Table1.B2" table:number-columns-spanned="2" office:value-type="string">
            <text:list text:style-name="WWNum2">
              <text:list-item text:start-value="1">
                <text:p text:style-name="P1"><text:span text:style-name="T3">a) Se han creado bases de datos ofimáticas a partir de un diseño dado.</text:span></text:p>
              </text:list-item>
              <text:list-item>
                <text:p text:style-name="P1"><text:span text:style-name="T3">b) Se han utilizado las tablas de la base de datos (insertar, modificar y eliminar registros).</text:span></text:p>
              </text:list-item>
              <text:list-item>
                <text:p text:style-name="P1"><text:span text:style-name="T3">c) Se han establecido relaciones entre tablas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<text:span text:style-name="T1">Unidad de Program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COMPETENCIAS PROFESIONALE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COMPETENCIAS PARA LA OCUPACIÓN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c) Instalar y configurar software básico y de aplicación, asegurando su funcionamiento en condiciones de calidad y seguridad.</text:span></text:p>
              </text:list-item>
              <text:list-item>
                <text:p text:style-name="P1"><text:span text:style-name="T3">g) Realizar las pruebas funcionales en sistemas microinformáticos y redes locales, localizando y diagnosticando disfunciones.</text:span></text:p>
              </text:list-item>
              <text:list-item>
                <text:p text:style-name="P1"><text:span text:style-name="T3">j) Elaborar documentación técnica y administrativa del sistema, cumpliendo las normas y reglamentación del sector.</text:span></text:p>
              </text:list-item>
              <text:list-item>
                <text:p text:style-name="P1"><text:span text:style-name="T3">l) Asesorar y asistir al cliente, canalizando a un nivel superior los supuestos que lo requieran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· Técnico instalador-reparador de equipos informáticos.</text:span></text:p>
              </text:list-item>
              <text:list-item>
                <text:p text:style-name="P1"><text:span text:style-name="T3">· Técnico de soporte informático.</text:span></text:p>
              </text:list-item>
              <text:list-item>
                <text:p text:style-name="P1"><text:span text:style-name="T3">· Operador de tele-asistencia.</text:span></text:p>
              </text:list-item>
              <text:list-item>
                <text:p text:style-name="P1"><text:span text:style-name="T3">· Comercial de microinformática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"><text:span text:style-name="T1">ORGANIZACIÓN CONTENIDOS</text:span></text:p>
          </table:table-cell>
          <table:covered-table-cell/>
          <table:table-cell table:style-name="Table1.A8" table:number-columns-spanned="2" office:value-type="string">
            <text:p text:style-name="P2"><text:span text:style-name="T1">RECURSO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1. Conceptos de base de datos: entidad, atributo, registro y campo.</text:span></text:p>
              </text:list-item>
              <text:list-item>
                <text:p text:style-name="P1"><text:span text:style-name="T3">2. Modelo relacional: tablas, clave primaria, clave foránea e integridad referencial.</text:span></text:p>
              </text:list-item>
              <text:list-item>
                <text:p text:style-name="P1"><text:span text:style-name="T3">3. Entorno de Access/Base: paneles, vistas y objetos de la base de datos.</text:span></text:p>
              </text:list-item>
              <text:list-item>
                <text:p text:style-name="P1"><text:span text:style-name="T3">4. Creación de tablas en vista diseño: tipos de datos (texto, número, fecha, booleano, memo).</text:span></text:p>
              </text:list-item>
              <text:list-item>
                <text:p text:style-name="P1"><text:span text:style-name="T3">5. Propiedades de campo: tamaño, formato, máscara de entrada, valor predeterminado.</text:span></text:p>
              </text:list-item>
              <text:list-item>
                <text:p text:style-name="P1"><text:span text:style-name="T3">6. Clave principal: concepto, tipos y configuración.</text:span></text:p>
              </text:list-item>
              <text:list-item>
                <text:p text:style-name="P1"><text:span text:style-name="T3">7. Relaciones entre tablas: tipos (1-1, 1-N, N-M) y configuración de integridad referencial.</text:span></text:p>
              </text:list-item>
              <text:list-item>
                <text:p text:style-name="P1"><text:span text:style-name="T3">8. Operaciones con registros: inserción, edición y eliminación en vista hoja de datos.</text:span></text:p>
              </text:list-item>
              <text:list-item>
                <text:p text:style-name="P1"><text:span text:style-name="T3">9. Importación de datos desde Excel/CSV.</text:span></text:p>
              </text:list-item>
              <text:list-item>
                <text:p text:style-name="P1"><text:span text:style-name="T3">10. Copia de seguridad y compactación de la base de datos.</text:span></text:p>
              </text:list-item>
            </text:list>
          </table:table-cell>
          <table:covered-table-cell/>
          <table:table-cell table:style-name="Table1.B2" table:number-columns-spanned="2" office:value-type="string">
            <text:list text:continue-numbering="true" text:style-name="WWNum2">
              <text:list-item>
                <text:p text:style-name="P1"><text:span text:style-name="T3">Aula de informática con equipos individuales.</text:span></text:p>
              </text:list-item>
              <text:list-item>
                <text:p text:style-name="P1"><text:span text:style-name="T3">Suite ofimática: Microsoft 365 y LibreOffice.</text:span></text:p>
              </text:list-item>
              <text:list-item>
                <text:p text:style-name="P1"><text:span text:style-name="T3">Pizarra digital / proyector.</text:span></text:p>
              </text:list-item>
              <text:list-item>
                <text:p text:style-name="P1"><text:span text:style-name="T3">Fichas de prácticas guiadas.</text:span></text:p>
              </text:list-item>
              <text:list-item>
                <text:p text:style-name="P1"><text:span text:style-name="T3">Acceso a Internet y documentación oficial de las aplicaciones.</text:span></text:p>
              </text:list-item>
              <text:list-item>
                <text:p text:style-name="P1"><text:span text:style-name="T3">Microsoft Access (licencia educativa) y LibreOffice Base.</text:span></text:p>
              </text:list-item>
              <text:list-item>
                <text:p text:style-name="P1"><text:span text:style-name="T3">Esquema entidad-relación de empresa ficticia (clientes, pedidos, productos)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8" office:value-type="string">
            <text:p text:style-name="P2"><text:span text:style-name="T1">SECUENCIA (FASES)</text:span></text:p>
          </table:table-cell>
          <table:table-cell table:style-name="Table1.A8" office:value-type="string">
            <text:p text:style-name="P2"><text:span text:style-name="T1">EVALUACIÓN</text:span></text:p>
          </table:table-cell>
          <table:table-cell table:style-name="Table1.A8" office:value-type="string">
            <text:p text:style-name="P2"><text:span text:style-name="T1">METODOLOGÍA</text:span></text:p>
          </table:table-cell>
          <table:table-cell table:style-name="Table1.A8" office:value-type="string">
            <text:p text:style-name="P2"><text:span text:style-name="T1">ADAPTACIONES</text:span></text:p>
          </table:table-cell>
        </table:table-row>
        <table:table-row table:style-name="Table1.1">
          <table:table-cell table:style-name="Table1.B2" office:value-type="string">
            <text:list text:continue-numbering="true" text:style-name="WWNum2">
              <text:list-item>
                <text:p text:style-name="P1"><text:span text:style-name="T3">1. Activación inicial: ¿qué diferencia hay entre un Excel y una base de datos?</text:span></text:p>
              </text:list-item>
              <text:list-item>
                <text:p text:style-name="P1"><text:span text:style-name="T3">2. Exposición teórica: modelo relacional y entorno Access/Base.</text:span></text:p>
              </text:list-item>
              <text:list-item>
                <text:p text:style-name="P1"><text:span text:style-name="T3">3. Demostración guiada: creación de tabla Clientes y tabla Pedidos con relación.</text:span></text:p>
              </text:list-item>
              <text:list-item>
                <text:p text:style-name="P1"><text:span text:style-name="T3">4. Práctica autónoma: diseño completo según esquema E-R proporcionado.</text:span></text:p>
              </text:list-item>
              <text:list-item>
                <text:p text:style-name="P1"><text:span text:style-name="T3">5. Importación de datos desde CSV; puesta en común.</text:span></text:p>
              </text:list-item>
              <text:list-item>
                <text:p text:style-name="P1"><text:span text:style-name="T3">6. Evaluación de la unidad.</text:span></text:p>
              </text:list-item>
            </text:list>
          </table:table-cell>
          <table:table-cell table:style-name="Table1.B2" office:value-type="string">
            <text:p text:style-name="P3"><text:span text:style-name="T2">Instrumentos:</text:span></text:p>
            <text:p text:style-name="P3"><text:span text:style-name="T2">· Práctica calificada: base de datos con tablas, relaciones y datos (65 %).</text:span></text:p>
            <text:p text:style-name="P3"><text:span text:style-name="T2">· Prueba teórica: conceptos relacionales y tipos de datos (25 %).</text:span></text:p>
            <text:p text:style-name="P3"><text:span text:style-name="T2">· Observación directa / actitud (10 %).</text:span></text:p>
            <text:p text:style-name="P3"><text:span text:style-name="T2">Mínimo: al menos dos tablas relacionadas con datos reales importados.</text:span></text:p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Aprendizaje basado en tareas (ABT).</text:span></text:p>
              </text:list-item>
              <text:list-item>
                <text:p text:style-name="P1"><text:span text:style-name="T3">Exposición teórica breve + demostración en tiempo real.</text:span></text:p>
              </text:list-item>
              <text:list-item>
                <text:p text:style-name="P1"><text:span text:style-name="T3">Trabajo individual en equipo.</text:span></text:p>
              </text:list-item>
              <text:list-item>
                <text:p text:style-name="P1"><text:span text:style-name="T3">Documentación del proceso (memoria de práctica).</text:span></text:p>
              </text:list-item>
              <text:list-item>
                <text:p text:style-name="P1"><text:span text:style-name="T3">Resolución colaborativa de incidencias.</text:span></text:p>
              </text:list-item>
            </text:list>
          </table:table-cell>
          <table:table-cell table:style-name="Table1.B2" office:value-type="string">
            <text:list text:continue-numbering="true" text:style-name="WWNum2">
              <text:list-item>
                <text:p text:style-name="P1"><text:span text:style-name="T3">Esquema E-R simplificado (dos tablas) para alumnado con dificultades.</text:span></text:p>
              </text:list-item>
              <text:list-item>
                <text:p text:style-name="P1"><text:span text:style-name="T3">Ampliación: normalización hasta 3FN y diseño propio desde cero.</text:span></text:p>
              </text:list-item>
              <text:list-item>
                <text:p text:style-name="P1"><text:span text:style-name="T3">Agrupamientos flexibles durante la práctica.</text:span>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528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4-23T07:49:46.916000000</meta:creation-date>
    <dc:date>2026-04-23T07:49:46.916000000</dc:date>
    <meta:document-statistic meta:table-count="1" meta:image-count="0" meta:object-count="0" meta:page-count="1" meta:paragraph-count="87" meta:word-count="685" meta:character-count="4421" meta:non-whitespace-character-count="3861"/>
    <meta:generator>LibreOffice/24.2.7.2$Linux_X86_64 LibreOffice_project/420$Build-2</meta:generator>
  </office:meta>
</office:document-meta>
</file>